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rsid="001ba30c" officeooo:paragraph-rsid="00287d34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ba30c" officeooo:paragraph-rsid="002a032c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ba30c" officeooo:paragraph-rsid="002cd655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fc07e" officeooo:paragraph-rsid="001fc07e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fc15b" officeooo:paragraph-rsid="001fc15b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2112d7" officeooo:paragraph-rsid="002112d7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2112d7" officeooo:paragraph-rsid="0024cd73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24cd73" officeooo:paragraph-rsid="0024cd73"/>
    </style:style>
    <style:style style:name="P9" style:family="paragraph" style:parent-style-name="Standard">
      <style:paragraph-properties fo:text-align="start" style:justify-single-word="false" style:writing-mode="lr-tb"/>
      <style:text-properties fo:font-weight="normal" officeooo:rsid="00347718" officeooo:paragraph-rsid="00347718" style:font-weight-asian="normal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font-weight="normal" officeooo:rsid="0036a168" officeooo:paragraph-rsid="0036a168" style:font-weight-asian="normal" style:font-weight-complex="normal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rsid="001ba30c" officeooo:paragraph-rsid="002d7347"/>
    </style:style>
    <style:style style:name="P12" style:family="paragraph" style:parent-style-name="Text_20_body">
      <style:paragraph-properties fo:text-align="start" style:justify-single-word="false" style:writing-mode="lr-tb"/>
      <style:text-properties fo:font-weight="normal" officeooo:rsid="0033281c" officeooo:paragraph-rsid="0033281c" style:font-weight-asian="normal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ba30c" officeooo:paragraph-rsid="001ba30c" style:font-size-asian="11pt" style:font-style-asian="normal" style:font-weight-asian="normal" style:text-emphasize="none"/>
    </style:style>
    <style:style style:name="P1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ba30c" officeooo:paragraph-rsid="001effcd" style:font-size-asian="11pt" style:font-style-asian="normal" style:font-weight-asian="normal" style:text-emphasize="none"/>
    </style:style>
    <style:style style:name="P1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ba30c" officeooo:paragraph-rsid="00278aec" style:font-size-asian="11pt" style:font-style-asian="normal" style:font-weight-asian="normal" style:text-emphasize="none"/>
    </style:style>
    <style:style style:name="P1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ba30c" officeooo:paragraph-rsid="0024cd73" style:font-size-asian="11pt" style:font-style-asian="normal" style:font-weight-asian="normal" style:text-emphasize="none"/>
    </style:style>
    <style:style style:name="P1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ba30c" officeooo:paragraph-rsid="00287d34" style:font-size-asian="11pt" style:font-style-asian="normal" style:font-weight-asian="normal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effcd" officeooo:paragraph-rsid="001effcd" style:font-size-asian="11pt" style:font-style-asian="normal" style:font-weight-asian="normal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fc07e" officeooo:paragraph-rsid="001fc07e" style:font-size-asian="11pt" style:font-style-asian="normal" style:font-weight-asian="normal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fc15b" officeooo:paragraph-rsid="001fc15b" style:font-size-asian="11pt" style:font-style-asian="normal" style:font-weight-asian="normal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2de53" officeooo:paragraph-rsid="0023f78a" style:font-size-asian="11pt" style:font-style-asian="normal" style:font-weight-asian="normal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66996" officeooo:paragraph-rsid="002a032c" style:font-size-asian="11pt" style:font-style-asian="normal" style:font-weight-asian="normal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47718" officeooo:paragraph-rsid="0033281c" style:font-size-asian="11pt" style:font-style-asian="normal" style:font-weight-asian="normal" style:font-weight-complex="normal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47718" officeooo:paragraph-rsid="00347718" style:font-size-asian="11pt" style:font-style-asian="normal" style:font-weight-asian="normal" style:font-weight-complex="normal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66c98" officeooo:paragraph-rsid="00366c98" style:font-size-asian="11pt" style:font-style-asian="normal" style:font-weight-asian="normal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6a168" officeooo:paragraph-rsid="0036a168" style:font-size-asian="11pt" style:font-style-asian="normal" style:font-weight-asian="normal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77801" officeooo:paragraph-rsid="00377801" style:font-size-asian="11pt" style:font-style-asian="normal" style:font-weight-asian="normal" style:font-weight-complex="normal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77801" officeooo:paragraph-rsid="003a9c1a" style:font-size-asian="11pt" style:font-style-asian="normal" style:font-weight-asian="normal" style:font-weight-complex="normal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1effcd" officeooo:paragraph-rsid="001effcd" style:font-size-asian="11pt" style:font-style-asian="normal" style:font-weight-asian="bold" style:font-style-complex="normal" style:font-weight-complex="bold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1effcd" officeooo:paragraph-rsid="001effcd" style:font-size-asian="11pt" style:font-style-asian="normal" style:font-weight-asian="bold" style:font-weight-complex="bold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22de53" officeooo:paragraph-rsid="001effcd" style:font-size-asian="11pt" style:font-style-asian="normal" style:font-weight-asian="bold" style:font-weight-complex="bold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366c98" officeooo:paragraph-rsid="00366c98" style:font-size-asian="11pt" style:font-style-asian="normal" style:font-weight-asian="bold" style:font-weight-complex="bold" style:text-emphasize="none"/>
    </style:style>
    <style:style style:name="P33" style:family="paragraph" style:parent-style-name="Text_20_body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2d7347" officeooo:paragraph-rsid="002d7347" style:font-size-asian="11pt" style:font-style-asian="normal" style:font-weight-asian="bold" style:font-weight-complex="bold" style:text-emphasize="none"/>
    </style:style>
    <style:style style:name="P34" style:family="paragraph" style:parent-style-name="Text_20_body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317479" officeooo:paragraph-rsid="00317479" style:font-size-asian="11pt" style:font-style-asian="normal" style:font-weight-asian="bold" style:font-weight-complex="bold" style:text-emphasize="none"/>
    </style:style>
    <style:style style:name="P35" style:family="paragraph" style:parent-style-name="Text_20_body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e3bba" officeooo:paragraph-rsid="002e3bba" style:font-size-asian="11pt" style:font-style-asian="normal" style:font-weight-asian="normal" style:font-weight-complex="normal" style:text-emphasize="none"/>
    </style:style>
    <style:style style:name="P36" style:family="paragraph" style:parent-style-name="Text_20_body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3281c" officeooo:paragraph-rsid="0033281c" style:font-size-asian="11pt" style:font-style-asian="normal" style:font-weight-asian="normal" style:font-weight-complex="normal" style:text-emphasize="none"/>
    </style:style>
    <style:style style:name="P37" style:family="paragraph" style:parent-style-name="Text_20_body">
      <style:paragraph-properties fo:text-align="start" style:justify-single-word="false" style:writing-mode="lr-tb"/>
      <style:text-properties fo:font-weight="normal" officeooo:rsid="002e5e73" officeooo:paragraph-rsid="002e5e73" style:font-weight-asian="normal" style:font-weight-complex="normal"/>
    </style:style>
    <style:style style:name="P38" style:family="paragraph" style:parent-style-name="Text_20_body">
      <style:paragraph-properties fo:text-align="start" style:justify-single-word="false" style:writing-mode="lr-tb"/>
      <style:text-properties fo:font-weight="normal" officeooo:rsid="003a9c1a" officeooo:paragraph-rsid="003a9c1a" style:font-weight-asian="normal" style:font-weight-complex="normal"/>
    </style:style>
    <style:style style:name="T1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fc15b" style:font-size-asian="11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57fa5" style:font-size-asian="11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66996" style:font-size-asian="11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a032c" style:font-size-asian="11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a8d25" style:font-size-asian="11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b5bd5" style:font-size-asian="11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cd655" style:font-size-asian="11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d7347" style:font-size-asian="11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Arial" fo:font-size="11pt" fo:font-style="normal" fo:text-shadow="none" style:text-underline-style="none" style:font-size-asian="11pt" style:font-style-asian="normal" style:text-emphasize="none"/>
    </style:style>
    <style:style style:name="T11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2ed1ba" style:font-size-asian="11pt" style:font-style-asian="normal" style:text-emphasize="none"/>
    </style:style>
    <style:style style:name="T12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347718" style:font-size-asian="11pt" style:font-style-asian="normal" style:text-emphasize="none"/>
    </style:style>
    <style:style style:name="T13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34d79d" style:font-size-asian="11pt" style:font-style-asian="normal" style:text-emphasize="none"/>
    </style:style>
    <style:style style:name="T14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377801" style:font-size-asian="11pt" style:font-style-asian="normal" style:text-emphasize="none"/>
    </style:style>
    <style:style style:name="T15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3acebd" style:font-size-asian="11pt" style:font-style-asian="normal" style:text-emphasize="none"/>
    </style:style>
    <style:style style:name="T16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3b197c" style:font-size-asian="11pt" style:font-style-asian="normal" style:text-emphasize="none"/>
    </style:style>
    <style:style style:name="T17" style:family="text">
      <style:text-properties officeooo:rsid="0022de53"/>
    </style:style>
    <style:style style:name="T18" style:family="text">
      <style:text-properties fo:font-variant="normal" fo:text-transform="none" style:font-name="apple-system" fo:font-size="10.5pt" fo:letter-spacing="normal" fo:background-color="#ffffff" loext:char-shading-value="0" loext:padding="0in" loext:border="none"/>
    </style:style>
    <style:style style:name="T19" style:family="text">
      <style:text-properties fo:font-variant="normal" fo:text-transform="none" style:font-name="apple-system" fo:font-size="10.5pt" fo:letter-spacing="normal" officeooo:rsid="003a9c1a" fo:background-color="#ffffff" loext:char-shading-value="0" loext:padding="0in" loext:border="none"/>
    </style:style>
    <style:style style:name="T20" style:family="text">
      <style:text-properties fo:font-variant="normal" fo:text-transform="none" fo:letter-spacing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29">Reporting / Analytics</text:p>
      <text:p text:style-name="P18"/>
      <text:p text:style-name="P4"><text:span text:style-name="T2">C</text:span><text:span text:style-name="T1">ollaborated with front office users to develop specifications for predefined and ad-hoc reporting modules </text:span><text:span text:style-name="T2">(e.g.,</text:span><text:span text:style-name="T1"> attribution, exposure, liquidity and cash availability</text:span><text:span text:style-name="T2">)</text:span><text:span text:style-name="T1">.</text:span></text:p>
      <text:p text:style-name="P19"/>
      <text:p text:style-name="P20">Worked with portfolio managers and analysis to build factor-based models and stock screeners.</text:p>
      <text:p text:style-name="P19"/>
      <text:p text:style-name="P5">Developed scalable back-end data architecture that leveraged machine learning server (RevoScaleR) to host and execute our internally developed R packages.</text:p>
      <text:p text:style-name="P5"/>
      <text:p text:style-name="P7">Ensured 85%+ unit test coverage over all layers of the application with a combination of <text:span text:style-name="T17">NUnit, Moq, tSQL-t and test.that.</text:span></text:p>
      <text:p text:style-name="P6"/>
      <text:p text:style-name="P21">Implemented a third party data warehouse solution to integrate our accounting, order management and market data systems to streamline the end of day NAV/P&amp;L reporting workflow.</text:p>
      <text:p text:style-name="P14"/>
      <text:p text:style-name="P30">Trading / Risk</text:p>
      <text:p text:style-name="P31"/>
      <text:p text:style-name="P2"><text:span text:style-name="T6">Created </text:span><text:span text:style-name="T1">a suite of FX hedging and settlement tools to automate our FX process.</text:span></text:p>
      <text:p text:style-name="P22"/>
      <text:p text:style-name="P3"><text:span text:style-name="T6">Built c</text:span><text:span text:style-name="T1">ore </text:span><text:span text:style-name="T4">h</text:span><text:span text:style-name="T1">edging model in R </text:span><text:span text:style-name="T4">to support</text:span><text:span text:style-name="T1"> </text:span><text:span text:style-name="T4">usage of </text:span><text:span text:style-name="T1">various hedging metrics (</text:span><text:span text:style-name="T4">e.g., </text:span><text:span text:style-name="T1">FMV, MTM, </text:span><text:span text:style-name="T4">c</text:span><text:span text:style-name="T1">ost, </text:span><text:span text:style-name="T4">f</text:span><text:span text:style-name="T1">ixed, </text:span><text:span text:style-name="T4">u</text:span><text:span text:style-name="T1">nderlying, </text:span><text:span text:style-name="T4">c</text:span><text:span text:style-name="T1">ustom </text:span><text:span text:style-name="T4">m</text:span><text:span text:style-name="T1">odel) to calculate the target </text:span><text:span text:style-name="T4">exposure </text:span><text:span text:style-name="T1">by strategy, then aggregate</text:span><text:span text:style-name="T8">d</text:span><text:span text:style-name="T1"> across the firm.</text:span></text:p>
      <text:p text:style-name="P15"/>
      <text:p text:style-name="P8"><text:span text:style-name="T1">Consolidated disperse analyst models </text:span><text:span text:style-name="T3">used to build option strategies</text:span><text:span text:style-name="T1"> </text:span><text:span text:style-name="T3">in </text:span><text:span text:style-name="T1">Matlab/Excel </text:span><text:span text:style-name="T3">into a</text:span><text:span text:style-name="T4">n application</text:span><text:span text:style-name="T3"> </text:span><text:span text:style-name="T4">framework built by leveraging QuantLib.</text:span></text:p>
      <text:p text:style-name="P16"/>
      <text:p text:style-name="P1"><text:span text:style-name="T1">Built a real-time </text:span><text:span text:style-name="T5">p</text:span><text:span text:style-name="T1">rofit-</text:span><text:span text:style-name="T5">l</text:span><text:span text:style-name="T1">oss system by integrating data from our core accounting / OMS systems </text:span><text:span text:style-name="T6">and </text:span><text:span text:style-name="T1">enrich</text:span><text:span text:style-name="T6">ing</text:span><text:span text:style-name="T1"> </text:span><text:span text:style-name="T6">it </text:span><text:span text:style-name="T1">with market data using our </text:span><text:span text:style-name="T6">m</text:span><text:span text:style-name="T1">arket </text:span><text:span text:style-name="T6">d</text:span><text:span text:style-name="T1">ata service.</text:span></text:p>
      <text:p text:style-name="P17"/>
      <text:p text:style-name="P11"><text:span text:style-name="T1">Developed a reusable </text:span><text:span text:style-name="T7">market data service</text:span><text:span text:style-name="T1"> that </text:span><text:span text:style-name="T7">encapsulated </text:span><text:span text:style-name="T1">real-time </text:span><text:span text:style-name="T9">feed requests</text:span><text:span text:style-name="T1"> </text:span><text:span text:style-name="T9">for dependent upstream applications</text:span><text:span text:style-name="T1">.</text:span></text:p>
      <text:p text:style-name="P33">Research Management</text:p>
      <text:p text:style-name="P35">Developed a non-intrusive metadata tagging system used to tag and identify research content.</text:p>
      <text:p text:style-name="P37"><text:span text:style-name="T10">Used supervised learning methods to automatically tag user generated and external content (e.g., </text:span><text:span text:style-name="T11">company, </text:span><text:span text:style-name="T10">filing, write-up, model, earnings call).</text:span></text:p>
      <text:p text:style-name="P38"><text:span text:style-name="T10">Research content </text:span><text:span text:style-name="T15">automatically parsed for </text:span><text:span text:style-name="T16">investment indicators</text:span><text:span text:style-name="T15"> </text:span><text:span text:style-name="T16">(i.e., price targets) and stored in elasticsearch.</text:span></text:p>
      <text:p text:style-name="P34">Independent Foreclosure Review</text:p>
      <text:p text:style-name="P36">Managed client deliverables with an average development life-cycle of 2.5 throughout the project.</text:p>
      <text:p text:style-name="P12"><text:span text:style-name="T10">System concurrently supported </text:span><text:span text:style-name="T12">2,000</text:span><text:span text:style-name="T10">+ users </text:span><text:span text:style-name="T12">in the system with an average transaction count of 1.1 million per day.</text:span></text:p>
      <text:p text:style-name="P23"><text:soft-page-break/>The resulting data set was used as the statistical basis for agreed financial settlement to borrowers.</text:p>
      <text:p text:style-name="P23"/>
      <text:p text:style-name="P9"><text:span text:style-name="T10">Assisted SMEs in converting legacy SAS models to R</text:span><text:span text:style-name="T13"> and </text:span><text:span text:style-name="T10">validating statistical output.</text:span></text:p>
      <text:p text:style-name="P24"/>
      <text:p text:style-name="P32">RightContent</text:p>
      <text:p text:style-name="P32"/>
      <text:p text:style-name="P25">Implemented the full specification for front-page server extensions (version 13.1) to enable native (Word) remote content authoring.</text:p>
      <text:p text:style-name="P25"/>
      <text:p text:style-name="P10"><text:span text:style-name="T10">Wrote a comprehensive functional </text:span><text:span text:style-name="T14">language</text:span><text:span text:style-name="T10"> </text:span><text:span text:style-name="T14">that enabled </text:span><text:span text:style-name="T10">an expression syntax SMEs used to migrate content between platforms.</text:span></text:p>
      <text:p text:style-name="P26"/>
      <text:p text:style-name="P27">Developed an LL parsering engine and supporting libraries for content transformation and styling.</text:p>
      <text:p text:style-name="P27"/>
      <text:p text:style-name="P28"><text:span text:style-name="T18">An experienced engineering professional with a successful track record working in the investment management industry. Successfully managed teams in a hands-on capacity at all of my previous roles after entering as an individual </text:span><text:span text:style-name="T19">contributor</text:span><text:span text:style-name="T18">.</text:span></text:p>
      <text:p text:style-name="P28"><text:span text:style-name="T18"/></text:p>
      <text:p text:style-name="P28"><text:span text:style-name="T18">Holds degrees in Data Science (M.S.) and Computer Science (B.S.). Specializations in analytics, modeling, and mathematics. Enjoys solving problems, learning and teaching others.</text:span><text:span text:style-name="T20">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118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3:02:57.689450958</meta:creation-date>
    <dc:date>2020-01-09T08:01:09.712738195</dc:date>
    <meta:editing-duration>PT18H16M41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429" meta:character-count="3040" meta:non-whitespace-character-count="2637"/>
  </office:meta>
</office:document-meta>
</file>